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7" style:family="paragraph" style:parent-style-name="Standard" style:list-style-name="L1"/>
    <style:style style:name="P8" style:family="paragraph" style:parent-style-name="Standard" style:list-style-name="L1">
      <style:text-properties fo:font-weight="bold" style:font-weight-asian="bold" style:font-weight-complex="bold"/>
    </style:style>
    <style:style style:name="P9" style:family="paragraph" style:parent-style-name="Standard" style:list-style-name="L1">
      <style:text-properties fo:font-weight="normal" style:font-weight-asian="normal" style:font-weight-complex="normal"/>
    </style:style>
    <style:style style:name="P10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2" style:family="paragraph" style:parent-style-name="Standard" style:list-style-name="L3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3" style:family="paragraph" style:parent-style-name="Standard" style:list-style-name="L4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4" style:family="paragraph" style:parent-style-name="Standard" style:list-style-name="L5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5" style:family="paragraph" style:parent-style-name="Standard" style:list-style-name="L6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6" style:family="paragraph" style:parent-style-name="Standard" style:list-style-name="L7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7" style:family="paragraph" style:parent-style-name="Standard" style:list-style-name="L8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margin-left="0.5in" fo:margin-right="-0.2291in" fo:text-indent="-0.25in" style:auto-text-indent="false">
        <style:tab-stops/>
      </style:paragraph-properties>
    </style:style>
    <style:style style:name="T1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1">EVENTSEARCH - Using EventBrite API</text:span></text:p>
      <text:p text:style-name="Standard"/>
      <text:p text:style-name="Standard"><text:tab/>This application is meant to take location as a keyword and shows events in list and their <text:tab/>location in map.</text:p>
      <text:p text:style-name="Standard"><text:tab/></text:p>
      <text:p text:style-name="Standard"><text:tab/>This application uses Google Maps for showing the location on map and has to be configured <text:tab/>with the project to successfully run it.</text:p>
      <text:p text:style-name="P1"/>
      <text:p text:style-name="P1"><text:tab/><text:tab/><text:tab/><text:tab/><text:tab/><text:span text:style-name="T3">Setting your Application</text:span></text:p>
      <text:p text:style-name="P3"><text:tab/></text:p>
      <text:list xml:id="list273611469" text:style-name="L1">
        <text:list-item>
          <text:p text:style-name="P7">Download and configure Google Play Services package from Android SDK Manager.</text:p>
        </text:list-item>
        <text:list-item>
          <text:p text:style-name="P7">Attach <text:span text:style-name="T2">maps.jar </text:span><text:span text:style-name="T5">under Google add-ons folder to your project.</text:span></text:p>
        </text:list-item>
        <text:list-item>
          <text:p text:style-name="P18">Include library in manifest file as <text:span text:style-name="T2">&lt;uses-library android:name="com.google.android.maps"/&gt;</text:span></text:p>
        </text:list-item>
        <text:list-item>
          <text:p text:style-name="P7">Add permissions as <text:span text:style-name="T2">&lt;uses-permission android:name="android.permission.INTERNET"/&gt;</text:span></text:p>
        </text:list-item>
        <text:list-item>
          <text:p text:style-name="P7">Obtain Google API v2 key using following link</text:p>
          <text:p text:style-name="P8"><text:a xlink:type="simple" xlink:href="https://developers.google.com/maps/documentation/android/start">https://developers.google.com/maps/documentation/android/start</text:a></text:p>
        </text:list-item>
        <text:list-item>
          <text:p text:style-name="P9">Include the app_key in manifest.xml file.</text:p>
        </text:list-item>
        <text:list-item>
          <text:p text:style-name="P9">Get an official Eventbrite developer App Key which will be used to search events.</text:p>
        </text:list-item>
        <text:list-item>
          <text:p text:style-name="P9">Now shoot the application.</text:p>
        </text:list-item>
      </text:list>
      <text:p text:style-name="P4"/>
      <text:p text:style-name="P4"><text:tab/><text:tab/><text:tab/><text:tab/><text:tab/><text:span text:style-name="T6">Supported Android Version</text:span></text:p>
      <text:p text:style-name="P2"/>
      <text:list xml:id="list1885788423" text:style-name="L2">
        <text:list-item>
          <text:p text:style-name="P11">Minimum SDK Version :: 11</text:p>
        </text:list-item>
        <text:list-item>
          <text:p text:style-name="P11">Target SDK Version :: 18</text:p>
        </text:list-item>
      </text:list>
      <text:p text:style-name="P5"/>
      <text:p text:style-name="P5"><text:tab/><text:tab/><text:tab/><text:tab/><text:tab/><text:span text:style-name="T6">Libraries Referenced</text:span></text:p>
      <text:list xml:id="list1626615946" text:style-name="L3">
        <text:list-item>
          <text:p text:style-name="P12">google-play-services.jar</text:p>
        </text:list-item>
        <text:list-item>
          <text:p text:style-name="P12">maps.jar</text:p>
        </text:list-item>
      </text:list>
      <text:p text:style-name="P5"/>
      <text:p text:style-name="P5"><text:tab/><text:tab/><text:tab/><text:tab/><text:tab/><text:span text:style-name="T6">Shortcoming</text:span></text:p>
      <text:list xml:id="list132030615" text:style-name="L4">
        <text:list-item>
          <text:p text:style-name="P13">Loading of activity takes time due to XML Parsing.</text:p>
        </text:list-item>
        <text:list-item>
          <text:p text:style-name="P13">ListView dont show name and other details if not specified in XML page.</text:p>
        </text:list-item>
      </text:list>
      <text:list xml:id="list50989521" text:continue-list="list1885788423" text:style-name="L2">
        <text:list-header>
          <text:p text:style-name="P11"><text:s text:c="2"/></text:p>
        </text:list-header>
      </text:list>
      <text:p text:style-name="P5"><text:tab/><text:tab/><text:tab/><text:tab/><text:tab/><text:span text:style-name="T6">Tasks Accomplished</text:span></text:p>
      <text:list xml:id="list176738677" text:style-name="L5">
        <text:list-item>
          <text:p text:style-name="P14">Parsed Evetbrite eventsearch XML using DOM parser and shown results in listview</text:p>
        </text:list-item>
        <text:list-item>
          <text:p text:style-name="P14">Listview shows EventID, EventName and category if specified</text:p>
        </text:list-item>
        <text:list-item>
          <text:p text:style-name="P14">Takes input as location to find events in that particular location.</text:p>
        </text:list-item>
        <text:list-item>
          <text:p text:style-name="P14">Use of <text:s/><text:span text:style-name="T2">AsyncTask</text:span> for long running processes to avoid blocking execution of Main UI thread.</text:p>
        </text:list-item>
        <text:list-item>
          <text:p text:style-name="P14"><text:s/>Use of Modern Action Bar <text:span text:style-name="T2">Navigation Tabs</text:span>. </text:p>
        </text:list-item>
        <text:list-item>
          <text:p text:style-name="P14">Followed Design standards.</text:p>
        </text:list-item>
        <text:list-item>
          <text:p text:style-name="P14">Validation for empty input string for city.</text:p>
        </text:list-item>
      </text:list>
      <text:p text:style-name="P5"/>
      <text:p text:style-name="P5"><text:tab/><text:tab/><text:tab/><text:tab/><text:tab/><text:span text:style-name="T6">Problems Faced</text:span></text:p>
      <text:list xml:id="list88068244" text:style-name="L6">
        <text:list-item>
          <text:p text:style-name="P15">How to use the eventbrite API's. This was solved by getting the app key and parsing xml file in android.</text:p>
        </text:list-item>
        <text:list-item>
          <text:p text:style-name="P15">Best way to show both ListView and MapView. I achieved by using Navigation tabs for both the activities.</text:p>
        </text:list-item>
        <text:list-item>
          <text:p text:style-name="P15"><text:soft-page-break/>Way to show location. Fused Location Provider was not appropriate as longitude and latitude were already known and main point was to show the exact location given latitude and longitude. <text:s/>This was accomplished by MapView.</text:p>
        </text:list-item>
      </text:list>
      <text:p text:style-name="P5"/>
      <text:p text:style-name="P5"><text:tab/><text:tab/><text:tab/><text:tab/><text:span text:style-name="T6">Task Not Accomplished</text:span></text:p>
      <text:list xml:id="list1959767538" text:style-name="L7">
        <text:list-item>
          <text:p text:style-name="P16">MapView not showing all overlay items. As along with ListView I was trying to show location in map by sending longitude and latitude using GeoPoint, it is unable to populate multiple overlay items.</text:p>
        </text:list-item>
        <text:list-item>
          <text:p text:style-name="P16">The data is perfectly parsed and is stored properly into list but there is some issue while populating multiple markers inside ItemizedOverlay class. <text:s/></text:p>
        </text:list-item>
        <text:list-item>
          <text:p text:style-name="P16">I am storing list of overlayitems and passing it to ItemizedOverlay class before making call to populate but still it is taking only last overlayitem.</text:p>
        </text:list-item>
        <text:list-item>
          <text:p text:style-name="P16">The only problem is from where to call populate() as of now it is overwriting previous overlay items. I tried calling populate() outside addOverlayist() but didn't worked.</text:p>
        </text:list-item>
        <text:list-item>
          <text:p text:style-name="P16">I tried hard to show this extra feature along with ListView and assure to fix the bug if I get some time as I know what is going wrong. </text:p>
        </text:list-item>
      </text:list>
      <text:p text:style-name="P5"/>
      <text:p text:style-name="P5"><text:tab/><text:tab/><text:tab/><text:tab/><text:span text:style-name="T6">Tested Locations(city)</text:span></text:p>
      <text:p text:style-name="P5">Letter cases are ignored</text:p>
      <text:list xml:id="list1694169034" text:style-name="L8">
        <text:list-item>
          <text:p text:style-name="P17">san francisco</text:p>
        </text:list-item>
        <text:list-item>
          <text:p text:style-name="P17">santa clara</text:p>
        </text:list-item>
        <text:list-item>
          <text:p text:style-name="P17">los angeles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up </meta:initial-creator>
    <meta:creation-date>2014-03-27T02:17:36</meta:creation-date>
    <dc:date>2014-03-27T11:35:41</dc:date>
    <dc:creator>Anup </dc:creator>
    <meta:editing-duration>PT7M34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2" meta:paragraph-count="48" meta:word-count="481" meta:character-count="3006" meta:non-whitespace-character-count="2545"/>
  </office:meta>
</office:document-meta>
</file>